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dd6f" officeooo:paragraph-rsid="0014dd6f"/>
    </style:style>
    <style:style style:name="P2" style:family="paragraph" style:parent-style-name="Title">
      <style:text-properties officeooo:rsid="0014dd6f" officeooo:paragraph-rsid="0014dd6f"/>
    </style:style>
    <style:style style:name="P3" style:family="paragraph" style:parent-style-name="Subtitle">
      <style:text-properties officeooo:rsid="0014dd6f" officeooo:paragraph-rsid="0014dd6f"/>
    </style:style>
    <style:style style:name="P4" style:family="paragraph" style:parent-style-name="Text_20_body">
      <style:text-properties officeooo:rsid="0016cbf3" officeooo:paragraph-rsid="001966a1"/>
    </style:style>
    <style:style style:name="P5" style:family="paragraph" style:parent-style-name="Text_20_body">
      <style:text-properties fo:font-weight="bold" officeooo:rsid="0016cbf3" officeooo:paragraph-rsid="0016cbf3" style:font-weight-asian="bold" style:font-weight-complex="bold"/>
    </style:style>
    <style:style style:name="P6" style:family="paragraph" style:parent-style-name="Text_20_body">
      <style:text-properties fo:font-weight="bold" officeooo:rsid="0014dd6f" officeooo:paragraph-rsid="0014dd6f" style:font-weight-asian="bold" style:font-weight-complex="bold"/>
    </style:style>
    <style:style style:name="P7" style:family="paragraph" style:parent-style-name="Text_20_body">
      <style:text-properties officeooo:rsid="001966a1" officeooo:paragraph-rsid="001966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66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2 Segurança de Rede </text:p>
      <text:p text:style-name="P3">Henrique Krausburg Corrêa, Joice Alves Marek</text:p>
      <text:p text:style-name="P6">1) Usando o protocolo <text:s/>ICMP, diga o que aconteceu quando você usou o comando <text:span text:style-name="T1">sudo ping -b -f 10.32.143.255</text:span>. Utilize o Wireshark para verificar o resultado.</text:p>
      <text:p text:style-name="P1">O comando envia de forma contínua pacotes ICMP de echo request em broadcast na rede.</text:p>
      <text:p text:style-name="P5">2)Integridade –uso de hash</text:p>
      <text:p text:style-name="P5">a.Aplicar <text:s/>hash <text:s/>com <text:s/>MD5 <text:s/>ou <text:s/>SHA-1 <text:s/>(md5sumou sha1sum) em um arquivo existente na máquina.</text:p>
      <text:p text:style-name="P5">b.Editar essearquivo (ex.: incluirum caracter a mais). Aplicar o hash MD5 ouSHA-1</text:p>
      <text:p text:style-name="P5">c.Voltar aoconteúdo que estava antes da alteração. Aplicar o hash MD5 ouSHA-1.</text:p>
      <text:p text:style-name="P5">d.Verificar <text:s/>se <text:s/>o <text:s/>hash <text:s/>voltou <text:s/>aser <text:s/>o <text:s/>que <text:s/>era <text:s/>antes <text:s/>ou <text:s/>se <text:s/>outros <text:s/>fatores <text:s/>são levados emconsideração (data/hora de alteração por exemplo).</text:p>
      <text:p text:style-name="P5">e.O nome do arquivo é levado emconsideração? Mudar o nome e aplicar o hash (MD5 ouSHA-1).</text:p>
      <text:p text:style-name="P4"><text:span text:style-name="T2">a) Arquivo texto criado no libreofice</text:span></text:p>
      <text:p text:style-name="P4"><text:span text:style-name="T2"><text:tab/>conteúdo arquivo:<text:tab/>"Hello World!"</text:span></text:p>
      <text:p text:style-name="P4"><text:span text:style-name="T2"><text:tab/>hash:<text:tab/>f2e74543c83c522b9c2db164fafa4d89</text:span></text:p>
      <text:p text:style-name="P4"><text:span text:style-name="T2">b) Arquivo editado</text:span></text:p>
      <text:p text:style-name="P4"><text:span text:style-name="T2"><text:tab/>conteúdo arquivo:<text:tab/>"Hello World!x"</text:span></text:p>
      <text:p text:style-name="P4"><text:span text:style-name="T2"><text:tab/>hash:<text:tab/>4eb3fc4f8659c162d58c846371bae3ba</text:span></text:p>
      <text:p text:style-name="P4"><text:span text:style-name="T2">c) Conteúdo restaurado</text:span></text:p>
      <text:p text:style-name="P4"><text:span text:style-name="T2"><text:tab/>conteúdo arquivo:<text:tab/>"Hello World!"</text:span></text:p>
      <text:p text:style-name="P4"><text:span text:style-name="T2"><text:tab/>hash:<text:tab/>f5076157793f7c4eb87b668ae63bf1dc</text:span><text:tab/></text:p>
      <text:p text:style-name="P7">d) O hash não voltou ao original, logo outros fatores são levados em consideração, como data e hora.</text:p>
      <text:p text:style-name="P7">e) Ao alterar o nome do arquivo não houve mudança no hash, então o nome do arquivo não é levado em consideração.</text:p>
      <text:p text:style-name="P7"><text:tab/>hash:<text:tab/>f5076157793f7c4eb87b668ae63bf1dc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35:11.768188429</meta:creation-date>
    <dc:date>2018-11-12T20:04:05.329185151</dc:date>
    <meta:editing-duration>PT7M5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204" meta:character-count="1375" meta:non-whitespace-character-count="1163"/>
  </office:meta>
</office:document-meta>
</file>